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3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nsor_model_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office:value-type="string" calcext:value-type="string">
            <text:p><text:s/>tpr</text:p>
          </table:table-cell>
          <table:table-cell office:value-type="string" calcext:value-type="string">
            <text:p><text:s/>tnr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8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8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2" table:number-rows-repeated="11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Belief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tpr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((1-[.I27])*[.I26])/(((1-[.I27])*[.I26])+(1-[.I26])*[.I28])" office:value-type="float" office:value="0.03" calcext:value-type="float">
            <text:p>0.03</text:p>
          </table:table-cell>
          <table:table-cell/>
          <table:table-cell office:value-type="string" calcext:value-type="string">
            <text:p>tnr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if add up less than 1, get bigger. If 1, stay the s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5T08:33:01.660648899</dc:date>
    <meta:editing-duration>PT20M23S</meta:editing-duration>
    <meta:editing-cycles>2</meta:editing-cycles>
    <meta:generator>LibreOffice/6.4.7.2$Linux_X86_64 LibreOffice_project/40$Build-2</meta:generator>
    <meta:document-statistic meta:table-count="1" meta:cell-count="50" meta:object-count="0"/>
  </office:meta>
</office:document-meta>
</file>